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a6a6" draw:textarea-horizontal-align="justify" draw:textarea-vertical-align="middle" draw:auto-grow-height="false" fo:min-height="3.75cm" fo:min-width="12.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000000" draw:fill-color="#ffa6a6" draw:textarea-vertical-align="middle" draw:auto-grow-height="false" fo:min-height="0.75cm" fo:min-width="0.5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0.0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0cm" fo:min-width="0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7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0" style:family="graphic" style:parent-style-name="standard">
      <style:graphic-properties svg:stroke-color="#000000" draw:textarea-vertical-align="middle" draw:auto-grow-height="false" fo:min-height="0.75cm" fo:min-width="0.5cm"/>
    </style:style>
    <style:style style:name="gr11" style:family="graphic" style:parent-style-name="standard">
      <style:graphic-properties svg:stroke-color="#000000" draw:fill-color="#729fcf" draw:textarea-vertical-align="middle" draw:auto-grow-height="false" fo:min-height="0.75cm" fo:min-width="0.5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0cm"/>
    </style:style>
    <style:style style:name="gr13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7cm"/>
    </style:style>
    <style:style style:name="gr17" style:family="graphic" style:parent-style-name="objectwithoutfill">
      <style:graphic-properties svg:stroke-width="0.028cm" svg:stroke-color="#000000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-color="#ffa6a6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6cm" svg:height="4cm" svg:x="0.7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85cm" svg:height="0.725cm" svg:x="0.55cm" svg:y="5.175cm">
          <draw:text-box>
            <text:p><text:span text:style-name="T1">substrate (p)</text:span></text:p>
          </draw:text-box>
        </draw:frame>
        <draw:path draw:style-name="gr3" draw:text-style-name="P3" draw:layer="layout" svg:width="5.718cm" svg:height="2.111cm" svg:x="1cm" svg:y="1.8cm" svg:viewBox="0 0 5719 2112" svg:d="M0 0c0 2400 100 2100 900 2100s3200 0 4100 0 700-200 700-2100z">
          <text:p/>
        </draw:path>
        <draw:custom-shape draw:style-name="gr4" draw:text-style-name="P1" draw:layer="layout" svg:width="1cm" svg:height="1cm" svg:x="3.1cm" svg:y="1.3cm">
          <text:p/>
          <draw:enhanced-geometry draw:glue-point-type="segments" draw:type="mso-spt100" draw:modifiers="179.978612998562 0.3332602836227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4" draw:layer="layout" svg:width="0.4cm" svg:height="0.3cm" svg:x="3.4cm" svg:y="1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6cm" svg:height="0.725cm" svg:x="3.2cm" svg:y="0.875cm">
          <draw:text-box>
            <text:p><text:span text:style-name="T1">S</text:span></text:p>
          </draw:text-box>
        </draw:frame>
        <draw:custom-shape draw:style-name="gr7" draw:text-style-name="P4" draw:layer="layout" svg:width="1.4cm" svg:height="0.2cm" svg:x="4.1cm" svg:y="1.5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0.8cm" svg:height="0.725cm" svg:x="4.4cm" svg:y="0.9cm">
          <draw:text-box>
            <text:p text:style-name="P3"><text:span text:style-name="T1">G</text:span></text:p>
          </draw:text-box>
        </draw:frame>
        <draw:custom-shape draw:style-name="gr4" draw:text-style-name="P1" draw:layer="layout" svg:width="1cm" svg:height="1cm" svg:x="5.5cm" svg:y="1.301cm">
          <text:p/>
          <draw:enhanced-geometry draw:glue-point-type="segments" draw:type="mso-spt100" draw:modifiers="179.978612998562 0.3332602836227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4" draw:layer="layout" svg:width="0.4cm" svg:height="0.3cm" svg:x="5.8cm" svg:y="1.501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0.8cm" svg:height="0.725cm" svg:x="5.6cm" svg:y="0.901cm">
          <draw:text-box>
            <text:p text:style-name="P3"><text:span text:style-name="T1">D</text:span></text:p>
          </draw:text-box>
        </draw:frame>
        <draw:custom-shape draw:style-name="gr5" draw:text-style-name="P4" draw:layer="layout" svg:width="0.4cm" svg:height="0.3cm" svg:x="1.6cm" svg:y="1.501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cm" svg:height="1.199cm" svg:x="1.1cm" svg:y="0.001cm">
          <draw:text-box>
            <text:p><text:span text:style-name="T1">VDD</text:span></text:p>
          </draw:text-box>
        </draw:frame>
        <draw:custom-shape draw:style-name="gr10" draw:text-style-name="P3" draw:layer="layout" svg:width="1cm" svg:height="1cm" svg:x="7.4cm" svg:y="1.301cm">
          <text:p/>
          <draw:enhanced-geometry draw:glue-point-type="segments" draw:type="mso-spt100" draw:modifiers="179.978612998562 0.3332602836227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4" draw:layer="layout" svg:width="0.4cm" svg:height="0.3cm" svg:x="7.7cm" svg:y="1.5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6cm" svg:height="0.725cm" svg:x="7.5cm" svg:y="0.876cm">
          <draw:text-box>
            <text:p><text:span text:style-name="T1">D</text:span></text:p>
          </draw:text-box>
        </draw:frame>
        <draw:custom-shape draw:style-name="gr7" draw:text-style-name="P4" draw:layer="layout" svg:width="1.4cm" svg:height="0.199cm" svg:x="8.4cm" svg:y="1.501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0.8cm" svg:height="0.725cm" svg:x="8.7cm" svg:y="0.901cm">
          <draw:text-box>
            <text:p text:style-name="P3"><text:span text:style-name="T1">G</text:span></text:p>
          </draw:text-box>
        </draw:frame>
        <draw:custom-shape draw:style-name="gr11" draw:text-style-name="P6" draw:layer="layout" svg:width="1cm" svg:height="1cm" svg:x="9.8cm" svg:y="1.302cm">
          <text:p/>
          <draw:enhanced-geometry draw:glue-point-type="segments" draw:type="mso-spt100" draw:modifiers="179.978612998562 0.3332602836227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4" draw:layer="layout" svg:width="0.4cm" svg:height="0.3cm" svg:x="10.1cm" svg:y="1.502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0.8cm" svg:height="0.725cm" svg:x="9.9cm" svg:y="0.902cm">
          <draw:text-box>
            <text:p text:style-name="P3"><text:span text:style-name="T1">S</text:span></text:p>
          </draw:text-box>
        </draw:frame>
        <draw:custom-shape draw:style-name="gr4" draw:text-style-name="P1" draw:layer="layout" svg:width="1cm" svg:height="1cm" svg:x="11.6cm" svg:y="1.301cm">
          <text:p/>
          <draw:enhanced-geometry draw:glue-point-type="segments" draw:type="mso-spt100" draw:modifiers="179.978612998562 0.3332602836227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4" draw:layer="layout" svg:width="0.4cm" svg:height="0.3cm" svg:x="11.9cm" svg:y="1.501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5cm" svg:height="1.199cm" svg:x="11.4cm" svg:y="0.001cm">
          <draw:text-box>
            <text:p><text:span text:style-name="T1">GND</text:span></text:p>
          </draw:text-box>
        </draw:frame>
        <draw:frame draw:style-name="gr2" draw:text-style-name="P2" draw:layer="layout" svg:width="1.751cm" svg:height="0.725cm" svg:x="3.9cm" svg:y="0.3cm">
          <draw:text-box>
            <text:p><text:span text:style-name="T1">PMOS</text:span></text:p>
          </draw:text-box>
        </draw:frame>
        <draw:frame draw:style-name="gr2" draw:text-style-name="P2" draw:layer="layout" svg:width="1.772cm" svg:height="0.725cm" svg:x="8.249cm" svg:y="0.375cm">
          <draw:text-box>
            <text:p><text:span text:style-name="T1">NMOS</text:span></text:p>
          </draw:text-box>
        </draw:frame>
        <draw:frame draw:style-name="gr2" draw:text-style-name="P8" draw:layer="layout" svg:width="1.662cm" svg:height="0.569cm" svg:x="1.15cm" svg:y="3.4cm">
          <draw:text-box>
            <text:p text:style-name="P7"><text:span text:style-name="T2">n-well (n)</text:span></text:p>
          </draw:text-box>
        </draw:frame>
        <draw:custom-shape draw:style-name="gr10" draw:text-style-name="P3" draw:layer="layout" svg:width="1cm" svg:height="1cm" svg:x="1.3cm" svg:y="1.301cm">
          <text:p/>
          <draw:enhanced-geometry draw:glue-point-type="segments" draw:type="mso-spt100" draw:modifiers="179.978612998562 0.3332602836227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9" draw:layer="layout" svg:width="0.2cm" svg:height="1cm" svg:x="4.7cm" svg:y="2.5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3.9cm" svg:y1="2.2cm" svg:x2="4.7cm" svg:y2="2.8cm">
          <text:p/>
        </draw:line>
        <draw:path draw:style-name="gr14" draw:text-style-name="P10" draw:layer="layout" svg:width="1.799cm" svg:height="0.299cm" svg:x="2.6cm" svg:y="2.9cm" svg:viewBox="0 0 1800 300" svg:d="M0 200c300 0 300 0 300 0l100 100 200-300 200 300 200-300 200 300 200-300 100 200h300">
          <text:p/>
        </draw:path>
        <draw:line draw:style-name="gr15" draw:text-style-name="P10" draw:layer="layout" svg:x1="2.6cm" svg:y1="3.1cm" svg:x2="1.9cm" svg:y2="2.2cm">
          <text:p/>
        </draw:line>
        <draw:line draw:style-name="gr15" draw:text-style-name="P10" draw:layer="layout" svg:x1="8.3cm" svg:y1="3.1cm" svg:x2="4.4cm" svg:y2="3.1cm">
          <text:p/>
        </draw:line>
        <draw:line draw:style-name="gr15" draw:text-style-name="P10" draw:layer="layout" svg:x1="4.7cm" svg:y1="3.3cm" svg:x2="4cm" svg:y2="4.2cm">
          <text:p/>
        </draw:line>
        <draw:line draw:style-name="gr15" draw:text-style-name="P10" draw:layer="layout" svg:x1="4cm" svg:y1="4.5cm" svg:x2="4cm" svg:y2="4.2cm">
          <text:p/>
        </draw:line>
        <draw:line draw:style-name="gr15" draw:text-style-name="P10" draw:layer="layout" svg:x1="10.2cm" svg:y1="4.5cm" svg:x2="4cm" svg:y2="4.5cm">
          <text:p/>
        </draw:line>
        <draw:custom-shape draw:style-name="gr16" draw:text-style-name="P9" draw:layer="layout" svg:width="1.2cm" svg:height="0.2cm" svg:x="8.8cm" svg:y="3.9cm">
          <text:p/>
          <draw:enhanced-geometry svg:viewBox="0 0 21600 21600" draw:type="rectangle" draw:enhanced-path="M 0 0 L 21600 0 21600 21600 0 21600 0 0 Z N"/>
        </draw:custom-shape>
        <draw:line draw:style-name="gr15" draw:text-style-name="P10" draw:layer="layout" svg:x1="8.3cm" svg:y1="3.1cm" svg:x2="9.2cm" svg:y2="4cm">
          <text:p/>
        </draw:line>
        <draw:line draw:style-name="gr17" draw:text-style-name="P10" draw:layer="layout" svg:x1="9.7cm" svg:y1="3.9cm" svg:x2="10.3cm" svg:y2="3.2cm">
          <text:p/>
        </draw:line>
        <draw:line draw:style-name="gr15" draw:text-style-name="P10" draw:layer="layout" svg:x1="10.3cm" svg:y1="2.2cm" svg:x2="10.3cm" svg:y2="3.2cm">
          <text:p/>
        </draw:line>
        <draw:path draw:style-name="gr14" draw:text-style-name="P10" draw:layer="layout" svg:width="1.799cm" svg:height="0.299cm" svg:x="10.2cm" svg:y="4.3cm" svg:viewBox="0 0 1800 300" svg:d="M0 200c300 0 300 0 300 0l100 100 200-300 200 300 200-300 200 300 200-300 100 200h300">
          <text:p/>
        </draw:path>
        <draw:line draw:style-name="gr15" draw:text-style-name="P10" draw:layer="layout" svg:x1="9.4cm" svg:y1="4.1cm" svg:x2="9.4cm" svg:y2="4.5cm">
          <text:p/>
        </draw:line>
        <draw:line draw:style-name="gr15" draw:text-style-name="P10" draw:layer="layout" svg:x1="12.1cm" svg:y1="2.2cm" svg:x2="12.1cm" svg:y2="4.5cm">
          <text:p/>
        </draw:line>
        <draw:line draw:style-name="gr15" draw:text-style-name="P10" draw:layer="layout" svg:x1="11.9cm" svg:y1="4.5cm" svg:x2="12.1cm" svg:y2="4.5cm">
          <text:p/>
        </draw:line>
        <draw:line draw:style-name="gr15" draw:text-style-name="P10" draw:layer="layout" svg:x1="1.8cm" svg:y1="1.6cm" svg:x2="3.6cm" svg:y2="1.6cm">
          <text:p/>
        </draw:line>
        <draw:line draw:style-name="gr15" draw:text-style-name="P10" draw:layer="layout" svg:x1="1.8cm" svg:y1="1.6cm" svg:x2="1.8cm" svg:y2="0.7cm">
          <text:p/>
        </draw:line>
        <draw:line draw:style-name="gr15" draw:text-style-name="P10" draw:layer="layout" svg:x1="10.3cm" svg:y1="1.6cm" svg:x2="12.1cm" svg:y2="1.6cm">
          <text:p/>
        </draw:line>
        <draw:line draw:style-name="gr15" draw:text-style-name="P10" draw:layer="layout" svg:x1="12.1cm" svg:y1="1.6cm" svg:x2="12.1cm" svg:y2="0.7cm">
          <text:p/>
        </draw:line>
        <draw:frame draw:style-name="gr2" draw:text-style-name="P8" draw:layer="layout" svg:width="0.659cm" svg:height="0.569cm" svg:x="1.5cm" svg:y="1.731cm">
          <draw:text-box>
            <text:p text:style-name="P7"><text:span text:style-name="T2">n</text:span></text:p>
          </draw:text-box>
        </draw:frame>
        <draw:frame draw:style-name="gr2" draw:text-style-name="P8" draw:layer="layout" svg:width="0.659cm" svg:height="0.569cm" svg:x="7.6cm" svg:y="1.731cm">
          <draw:text-box>
            <text:p text:style-name="P7"><text:span text:style-name="T2">n</text:span></text:p>
          </draw:text-box>
        </draw:frame>
        <draw:frame draw:style-name="gr2" draw:text-style-name="P8" draw:layer="layout" svg:width="0.659cm" svg:height="0.569cm" svg:x="10cm" svg:y="1.7cm">
          <draw:text-box>
            <text:p text:style-name="P7"><text:span text:style-name="T2">n</text:span></text:p>
          </draw:text-box>
        </draw:frame>
        <draw:frame draw:style-name="gr2" draw:text-style-name="P8" draw:layer="layout" svg:width="0.659cm" svg:height="0.569cm" svg:x="3.3cm" svg:y="1.7cm">
          <draw:text-box>
            <text:p text:style-name="P7"><text:span text:style-name="T2">p</text:span></text:p>
          </draw:text-box>
        </draw:frame>
        <draw:frame draw:style-name="gr2" draw:text-style-name="P8" draw:layer="layout" svg:width="0.659cm" svg:height="0.569cm" svg:x="5.641cm" svg:y="1.7cm">
          <draw:text-box>
            <text:p text:style-name="P7"><text:span text:style-name="T2">p</text:span></text:p>
          </draw:text-box>
        </draw:frame>
        <draw:frame draw:style-name="gr2" draw:text-style-name="P8" draw:layer="layout" svg:width="0.659cm" svg:height="0.569cm" svg:x="11.8cm" svg:y="1.7cm">
          <draw:text-box>
            <text:p text:style-name="P7"><text:span text:style-name="T2">p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03T14:19:24.075000000</meta:creation-date>
    <dc:date>2020-07-03T15:24:58.340000000</dc:date>
    <meta:editing-duration>PT23M33S</meta:editing-duration>
    <meta:editing-cycles>7</meta:editing-cycles>
    <meta:generator>LibreOffice/6.4.4.2$Windows_X86_64 LibreOffice_project/3d775be2011f3886db32dfd395a6a6d1ca2630ff</meta:generator>
    <meta:document-statistic meta:object-count="54"/>
  </office:meta>
</office:document-meta>
</file>